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3000003781497B2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38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738cm" svg:x="1.052cm" svg:y="9.502cm">
          <draw:image xlink:href="Pictures/1000000000000623000003781497B2F9.png" xlink:type="simple" xlink:show="embed" xlink:actuate="onLoad" draw:mime-type="image/png">
            <text:p/>
          </draw:image>
        </draw:frame>
        <draw:line draw:style-name="gr2" draw:text-style-name="P2" draw:layer="layout" svg:x1="17.25cm" svg:y1="13.25cm" svg:x2="13.75cm" svg:y2="13.75cm">
          <text:p/>
        </draw:line>
        <draw:frame draw:style-name="gr3" draw:text-style-name="P3" draw:layer="layout" svg:width="2.172cm" svg:height="1.916cm" svg:x="14cm" svg:y="11cm">
          <draw:text-box>
            <text:p><text:span text:style-name="T1">RAMP, </text:span><text:span text:style-name="T1"><text:line-break/></text:span><text:span text:style-name="T1">PA4 </text:span><text:span text:style-name="T1"><text:line-break/></text:span><text:span text:style-name="T1">DAC</text:span></text:p>
          </draw:text-box>
        </draw:frame>
        <draw:frame draw:style-name="gr4" draw:text-style-name="P3" draw:layer="layout" svg:width="2.158cm" svg:height="1.361cm" svg:x="9.592cm" svg:y="18.139cm">
          <draw:text-box>
            <text:p><text:span text:style-name="T1">SW</text:span><text:span text:style-name="T1"><text:line-break/></text:span><text:span text:style-name="T1">CLK</text:span></text:p>
          </draw:text-box>
        </draw:frame>
        <draw:frame draw:style-name="gr3" draw:text-style-name="P3" draw:layer="layout" svg:width="1.933cm" svg:height="0.806cm" svg:x="1.342cm" svg:y="15.75cm">
          <draw:text-box>
            <text:p><text:span text:style-name="T1">ECHO</text:span></text:p>
          </draw:text-box>
        </draw:frame>
        <draw:frame draw:style-name="gr3" draw:text-style-name="P3" draw:layer="layout" svg:width="1.603cm" svg:height="0.806cm" svg:x="11.75cm" svg:y="18.25cm">
          <draw:text-box>
            <text:p><text:span text:style-name="T1">GND</text:span></text:p>
          </draw:text-box>
        </draw:frame>
        <draw:frame draw:style-name="gr3" draw:text-style-name="P3" draw:layer="layout" svg:width="1.603cm" svg:height="0.806cm" svg:x="12.75cm" svg:y="10.194cm">
          <draw:text-box>
            <text:p><text:span text:style-name="T1">GND</text:span></text:p>
          </draw:text-box>
        </draw:frame>
        <draw:frame draw:style-name="gr3" draw:text-style-name="P3" draw:layer="layout" svg:width="2.18cm" svg:height="0.806cm" draw:transform="rotate (-1.5707963267949) translate (9.5cm 17.75cm)">
          <draw:text-box>
            <text:p><text:span text:style-name="T1">SWDIO</text:span></text:p>
          </draw:text-box>
        </draw:frame>
        <draw:frame draw:style-name="gr3" draw:text-style-name="P3" draw:layer="layout" svg:width="1.933cm" svg:height="1.916cm" svg:x="16.985cm" svg:y="12.334cm">
          <draw:text-box>
            <text:p><text:span text:style-name="T1">ECHO</text:span></text:p>
            <text:p><text:span text:style-name="T1"><text:s/></text:span><text:span text:style-name="T1">PA0</text:span><text:span text:style-name="T1"><text:line-break/></text:span><text:span text:style-name="T1">ADC</text:span></text:p>
          </draw:text-box>
        </draw:frame>
        <draw:frame draw:style-name="gr3" draw:text-style-name="P3" draw:layer="layout" svg:width="1.905cm" svg:height="0.806cm" svg:x="17.845cm" svg:y="17cm">
          <draw:text-box>
            <text:p><text:span text:style-name="T1">Boot0</text:span></text:p>
          </draw:text-box>
        </draw:frame>
        <draw:frame draw:style-name="gr3" draw:text-style-name="P3" draw:layer="layout" svg:width="1.603cm" svg:height="0.806cm" svg:x="2.147cm" svg:y="10.25cm">
          <draw:text-box>
            <text:p><text:span text:style-name="T1">GND</text:span></text:p>
          </draw:text-box>
        </draw:frame>
        <draw:line draw:style-name="gr2" draw:text-style-name="P2" draw:layer="layout" svg:x1="14cm" svg:y1="11.75cm" svg:x2="13cm" svg:y2="11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08:55.850206220</meta:creation-date>
    <dc:date>2024-10-19T22:58:19.244544400</dc:date>
    <meta:editing-duration>PT2H27M24S</meta:editing-duration>
    <meta:editing-cycles>4</meta:editing-cycles>
    <meta:generator>LibreOffice/24.8.2.1$Linux_X86_64 LibreOffice_project/480$Build-1</meta:generator>
    <meta:document-statistic meta:object-count="12"/>
  </office:meta>
</office:document-meta>
</file>